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61">
            <text:p>6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4">
            <text:p>4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6">
            <text:p>1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32.5">
            <text:p>132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.08.2014</text:date>, <text:time>18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7M51S</meta:editing-duration>
    <meta:editing-cycles>92</meta:editing-cycles>
    <meta:generator>OpenOffice/4.1.0$Win32 OpenOffice.org_project/410m18$Build-9764</meta:generator>
    <dc:date>2014-08-13T18:34:17.13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